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officeooo:rsid="00170236" officeooo:paragraph-rsid="00170236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officeooo:rsid="0018f9f7" officeooo:paragraph-rsid="0018f9f7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8pt" officeooo:paragraph-rsid="000f2237" style:font-name-asian="OLIVEOIL" style:font-size-asian="18pt" style:font-name-complex="OLIVEOIL" style:font-size-complex="18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3aed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60ba3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8pt" style:font-name-asian="OzHandicraft BT" style:font-size-asian="18pt" style:font-name-complex="OzHandicraft BT" style:font-size-complex="18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8pt" officeooo:paragraph-rsid="000f2237" style:font-size-asian="18pt" style:font-size-complex="18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style:font-name-asian="OLIVEOIL" style:font-name-complex="OLIVEOIL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a3ff2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style:font-name-asian="OzHandicraft BT" style:font-name-complex="OzHandicraft BT"/>
    </style:style>
    <style:style style:name="T8" style:family="text">
      <style:text-properties fo:color="#000000" style:font-name="OzHandicraft BT" fo:font-size="18pt" style:font-name-asian="OzHandicraft BT" style:font-size-asian="15.75pt" style:font-name-complex="OzHandicraft BT" style:font-size-complex="18pt"/>
    </style:style>
    <style:style style:name="T9" style:family="text">
      <style:text-properties fo:color="#000000" style:font-name="OzHandicraft BT" fo:font-size="18pt" officeooo:rsid="000a3ff2" style:font-name-asian="OzHandicraft BT" style:font-size-asian="15.75pt" style:font-name-complex="OzHandicraft BT" style:font-size-complex="18pt"/>
    </style:style>
    <style:style style:name="T10" style:family="text">
      <style:text-properties fo:color="#000000" style:font-name="OzHandicraft BT" fo:font-size="18pt" style:font-name-asian="OzHandicraft BT" style:font-size-asian="18pt" style:font-name-complex="OzHandicraft BT" style:font-size-complex="18pt"/>
    </style:style>
    <style:style style:name="T11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2" style:family="text">
      <style:text-properties officeooo:rsid="000befba"/>
    </style:style>
    <style:style style:name="T13" style:family="text">
      <style:text-properties officeooo:rsid="000d3aed"/>
    </style:style>
    <style:style style:name="T14" style:family="text">
      <style:text-properties officeooo:rsid="000e7345"/>
    </style:style>
    <style:style style:name="T15" style:family="text">
      <style:text-properties officeooo:rsid="000f2237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officeooo:rsid="000f4496"/>
    </style:style>
    <style:style style:name="T18" style:family="text">
      <style:text-properties officeooo:rsid="00141b44"/>
    </style:style>
    <style:style style:name="T19" style:family="text">
      <style:text-properties officeooo:rsid="0014fb8b"/>
    </style:style>
    <style:style style:name="T20" style:family="text">
      <style:text-properties officeooo:rsid="00160ba3"/>
    </style:style>
    <style:style style:name="T21" style:family="text">
      <style:text-properties officeooo:rsid="0017db91"/>
    </style:style>
    <style:style style:name="T22" style:family="text">
      <style:text-properties officeooo:rsid="00198603"/>
    </style:style>
    <style:style style:name="T23" style:family="text">
      <style:text-properties officeooo:rsid="001a6fba"/>
    </style:style>
    <style:style style:name="T24" style:family="text">
      <style:text-properties officeooo:rsid="001ab7e1"/>
    </style:style>
    <style:style style:name="T25" style:family="text">
      <style:text-properties officeooo:rsid="001bd768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ject0" text:anchor-type="paragraph" svg:x="6.35cm" svg:y="0.635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><draw:frame draw:style-name="fr2" draw:name="Object1" text:anchor-type="paragraph" svg:x="-7.008cm" svg:y="1.926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14"/>
      <text:p text:style-name="P2"/>
      <text:p text:style-name="P2"/>
      <text:p text:style-name="P7"/>
      <text:p text:style-name="P1"><text:span text:style-name="T4">Beer Name: <text:s text:c="2"/>Ruby U Black Brackett <text:s text:c="28"/>Brew Date: </text:span><text:span text:style-name="T5">Mar 7'16</text:span><text:span text:style-name="T4"> <text:s text:c="37"/><text:tab/><text:tab/>Batch Size:</text:span><text:span text:style-name="T11"> 10 gal</text:span><text:span text:style-name="T4"><text:tab/><text:tab/><text:tab/></text:span></text:p>
      <text:p text:style-name="P1"><text:span text:style-name="T4">Target OG/◦P:1.10</text:span><text:span text:style-name="T2"><text:tab/><text:tab/><text:tab/><text:tab/><text:tab/><text:tab/><text:tab/></text:span><text:span text:style-name="T1"> <text:s/></text:span></text:p>
      <text:p text:style-name="P8"/>
      <text:p text:style-name="P1"><text:span text:style-name="T6">Amnt lb/kg <text:s/>Ingredient <text:s text:c="13"/>Colour </text:span><text:span text:style-name="T4"><text:s text:c="2"/></text:span></text:p>
      <text:p text:style-name="P8">18 <text:s text:c="6"/># <text:s text:c="6"/>Dark Munich</text:p>
      <text:p text:style-name="P8">.33 <text:s text:c="5"/># <text:s text:c="6"/>Black Patent</text:p>
      <text:p text:style-name="P8">3 <text:s text:c="8"/># <text:s text:c="6"/>Honey <text:span text:style-name="T15">(chinese)</text:span>(after boil)</text:p>
      <text:p text:style-name="P8"/>
      <text:p text:style-name="P8"><text:s/>1 <text:s text:c="15"/>Tsp NaCl (mash)</text:p>
      <text:p text:style-name="P8">1 <text:s text:c="16"/>tsp <text:s/>NaCl(sparge)<text:tab/><text:tab/><text:tab/></text:p>
      <text:p text:style-name="P8">5 <text:s text:c="16"/>Tsp Sprchrg</text:p>
      <text:p text:style-name="P15"><text:s text:c="2"/>Irish Moss</text:p>
      <text:p text:style-name="P16"><text:s text:c="9"/>Safale W-34/70 Yeast</text:p>
      <text:p text:style-name="P12">Qt <text:s/>oz/g <text:s text:c="13"/>Hop/Seasoning <text:s text:c="15"/>Time</text:p>
      <text:p text:style-name="P8"><text:span text:style-name="T16">71 g <text:s text:c="18"/>Hallertauer <text:s text:c="19"/>60 min</text:span> <text:s text:c="811"/></text:p>
      <text:p text:style-name="P8"/>
      <text:p text:style-name="P1"><text:span text:style-name="T9">S</text:span><text:span text:style-name="T8">tage</text:span><text:span text:style-name="T4"> <text:s text:c="13"/></text:span><text:span text:style-name="T10">Date</text:span><text:span text:style-name="T4"> <text:s text:c="17"/><text:tab/></text:span></text:p>
      <text:p text:style-name="P12">Primary:<text:tab/><text:span text:style-name="T24">Mar 7 '16</text:span><text:tab/><text:tab/></text:p>
      <text:p text:style-name="P12">Racked:<text:tab/><text:tab/><text:span text:style-name="T24">Mar 13</text:span><text:tab/><text:tab/><text:tab/></text:p>
      <text:p text:style-name="P12">Racked:</text:p>
      <text:p text:style-name="P12">Bottled:<text:tab/><text:tab/><text:span text:style-name="T25">Apr 11/ 4x 1.5l</text:span><text:tab/><text:tab/></text:p>
      <text:p text:style-name="P12">Kegged: <text:s text:c="6"/><text:span text:style-name="T25">Apr 11 <text:s/>1x 10 gal</text:span> <text:s text:c="18"/></text:p>
      <text:p text:style-name="P12">Re-Kegged:<text:tab/><text:tab/></text:p>
      <text:p text:style-name="P13"><text:span text:style-name="T7">Purged:</text:span><text:span text:style-name="T3"><text:tab/><text:tab/><text:tab/><text:tab/><text:tab/><text:tab/></text:span></text:p>
      <text:p text:style-name="P6">Charged:</text:p>
      <text:p text:style-name="P12"/>
      <text:p text:style-name="P9"/>
      <text:p text:style-name="P9"/>
      <text:p text:style-name="P9"/>
      <text:p text:style-name="P9"><text:soft-page-break/></text:p>
      <text:p text:style-name="P9">Start Time: <text:span text:style-name="T12">6:00</text:span></text:p>
      <text:p text:style-name="P9">Fill mash tun: <text:span text:style-name="T12">Mon</text:span><text:tab/></text:p>
      <text:p text:style-name="P9">Fill sparge kettle:<text:tab/><text:span text:style-name="T12">Mon</text:span><text:tab/><text:tab/><text:tab/><text:tab/></text:p>
      <text:p text:style-name="P9">Fire burners: <text:span text:style-name="T12">6</text:span>am</text:p>
      <text:p text:style-name="P9">Heat Mash Tun : Target Temp: 1<text:span text:style-name="T12">5</text:span>0 <text:s text:c="4"/></text:p>
      <text:p text:style-name="P9">Heat Sparge Kettle: Target Temp: 1<text:span text:style-name="T12">60</text:span></text:p>
      <text:p text:style-name="P9">Target Temp (<text:span text:style-name="T12">pump</text:span>): 15<text:span text:style-name="T12">0</text:span></text:p>
      <text:p text:style-name="P9">Grind grain: <text:s text:c="2"/><text:span text:style-name="T12">6:35am</text:span> </text:p>
      <text:p text:style-name="P9">sparge temp:156</text:p>
      <text:p text:style-name="P9">Strike Temp: 150</text:p>
      <text:p text:style-name="P9">pump temp: 150</text:p>
      <text:p text:style-name="P9">Mash in: <text:span text:style-name="T13">7:05</text:span>am</text:p>
      <text:p text:style-name="P9">Temp: <text:span text:style-name="T13">146</text:span></text:p>
      <text:p text:style-name="P9">Mash: Duration: 90 <text:s text:c="5"/>minutes <text:s text:c="7"/></text:p>
      <text:p text:style-name="P10">Start: <text:s text:c="2"/><text:span text:style-name="T13">7:05</text:span> <text:s text:c="4"/><text:span text:style-name="T14">re-circ seems sluggish/ checked output/ input hose seems partly collapsed from suction/ new plumbing on false bottom after last weeks failure?</text:span></text:p>
      <text:p text:style-name="P10">Finish:<text:span text:style-name="T13">8:35</text:span></text:p>
      <text:p text:style-name="P9">Heat (to deactivate enzymes)<text:tab/><text:tab/></text:p>
      <text:p text:style-name="P9">Target Temp: 168 <text:s text:c="2"/>Start:<text:span text:style-name="T13">8:35</text:span> <text:s text:c="6"/></text:p>
      <text:p text:style-name="P9"><draw:frame draw:style-name="fr3" draw:name="Object2" text:anchor-type="paragraph" svg:x="6.809cm" svg:y="0.503cm" svg:width="14.141cm" svg:height="8.999cm" draw:z-index="2"><draw:object xlink:href="./Object 3" xlink:type="simple" xlink:show="embed" xlink:actuate="onLoad"/><draw:image xlink:href="./ObjectReplacements/Object 3" xlink:type="simple" xlink:show="embed" xlink:actuate="onLoad"/></draw:frame>Finish: <text:s text:c="2"/><text:span text:style-name="T17">9:15</text:span></text:p>
      <text:p text:style-name="P9">Heat Sparge H20 (Target175◦) <text:s text:c="7"/></text:p>
      <text:p text:style-name="P9">Sparge: Start: <text:span text:style-name="T17">9:15</text:span></text:p>
      <text:p text:style-name="P9">Finish: <text:span text:style-name="T18">10:10am</text:span></text:p>
      <text:p text:style-name="P9">Wort collected: <text:s text:c="2"/></text:p>
      <text:p text:style-name="P9">Boil : Burner On: <text:span text:style-name="T18">9:30ish</text:span></text:p>
      <text:p text:style-name="P9">Rolling Boil: <text:s text:c="2"/><text:span text:style-name="T19">10:30</text:span></text:p>
      <text:p text:style-name="P9">Duration: 90 min <text:s/></text:p>
      <text:p text:style-name="P9">Start: <text:span text:style-name="T19">10:35</text:span></text:p>
      <text:p text:style-name="P9">Finish: <text:span text:style-name="T19">12:05</text:span></text:p>
      <text:p text:style-name="P9">Hops In: <text:span text:style-name="T20">11:05</text:span> <text:s text:c="4"/>(60 min) <text:s/></text:p>
      <text:p text:style-name="P11">Irish moss in: <text:span text:style-name="T20">11:50</text:span></text:p>
      <text:p text:style-name="P11"><text:span text:style-name="T20">(</text:span>15 min<text:span text:style-name="T20">)</text:span> <text:s text:c="4"/></text:p>
      <text:p text:style-name="P9">Burner Off: <text:span text:style-name="T20">12:05</text:span></text:p>
      <text:p text:style-name="P9">Rest 15 min <text:s text:c="7"/></text:p>
      <text:p text:style-name="P9">Pump and chill: <text:s text:c="4"/></text:p>
      <text:p text:style-name="P9">Start: <text:s text:c="3"/><text:span text:style-name="T21">12:20</text:span> <text:s text:c="15"/></text:p>
      <text:p text:style-name="P9">Finish: <text:s/><text:span text:style-name="T23">1:05</text:span> <text:s/></text:p>
      <text:p text:style-name="P9">OG : 1.0<text:span text:style-name="T22">60</text:span> </text:p>
      <text:p text:style-name="P9">Yeast: <text:s text:c="3"/>Safale W- 34/70</text:p>
      <text:p text:style-name="P9">Irish Moss</text:p>
      <text:p text:style-name="P5">Notes:</text:p>
      <text:p text:style-name="P2">mix honey in small kettle / add to large kettle</text:p>
      <text:p text:style-name="P3">might have used 3.33# black patent rather than .33#seems really dark</text:p>
      <text:p text:style-name="P4">cut end off nipple under false bott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635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008cm" svg:y="1.926cm" style:vertical-pos="from-top" style:vertical-rel="paragraph-content" style:horizontal-pos="from-left" style:horizontal-rel="paragraph-content"/>
    </style:style>
    <style:style style:name="GraphicFrame_5f_2" style:display-name="GraphicFrame_2" style:family="graphic">
      <style:graphic-properties svg:width="10.209cm" svg:height="11.448cm" text:anchor-type="paragraph" svg:x="0.619cm" svg:y="-0.146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635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 style:next-style-name="Page_20_Style_20_2"/>
    <style:master-page style:name="Page_20_Style_20_2" style:display-name="Page Style 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11T11:31:26.920091871</dc:date>
    <meta:editing-duration>PT3H43M32S</meta:editing-duration>
    <meta:editing-cycles>7</meta:editing-cycles>
    <meta:document-statistic meta:table-count="0" meta:image-count="0" meta:object-count="3" meta:page-count="2" meta:paragraph-count="66" meta:word-count="254" meta:character-count="2687" meta:non-whitespace-character-count="12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4cm" svg:height="8.999cm" xlink:href="." xlink:type="simple" chart:class="chart:line" chart:style-name="ch1">
        <chart:title svg:x="3.904cm" svg:y="0.315cm" chart:style-name="ch2">
          <text:p>RubyU black Brackett Mar 7'16</text:p>
        </chart:title>
        <chart:legend chart:legend-position="end" svg:x="11.473cm" svg:y="3.702cm" style:legend-expansion="high" chart:style-name="ch3"/>
        <chart:plot-area chart:style-name="ch4" chart:data-source-has-labels="both" svg:x="1.293cm" svg:y="1.299cm" svg:width="9.898cm" svg:height="6.54cm">
          <chartooo:coordinate-region svg:x="2.444cm" svg:y="1.498cm" svg:width="8.747cm" svg:height="5.296cm"/>
          <chart:axis chart:dimension="x" chart:name="primary-x" chart:style-name="ch5" chartooo:axis-type="auto">
            <chartooo:date-scale/>
            <chart:title svg:x="5.88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6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3">
                <text:p>1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4">
                <text:p>164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">
                <text:p>165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